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Arial, sans-serif"/>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UI" svg:font-family="'Noto Sans Arabic UI'" style:font-family-generic="system" style:font-pitch="variable"/>
    <style:font-face style:name="Noto Sans CJK JP" svg:font-family="'Noto Sans CJK JP'" style:font-family-generic="system" style:font-pitch="variable"/>
    <style:font-face style:name="Roboto" svg:font-family="Roboto" style:font-family-generic="system" style:font-pitch="variable"/>
    <style:font-face style:name="Roboto Slab" svg:font-family="'Roboto Slab'" style:font-pitch="variable"/>
    <style:font-face style:name="Times New Roman" svg:font-family="'Times New Roman'" style:font-family-generic="roman" style:font-pitch="variable"/>
  </office:font-face-decls>
  <office:automatic-styles>
    <style:style style:name="P1" style:family="paragraph" style:parent-style-name="Normal">
      <style:text-properties style:font-name="Roboto" fo:font-size="11pt" style:font-name-asian="Roboto" style:font-size-asian="11pt" style:font-name-complex="Roboto" style:font-size-complex="11pt"/>
    </style:style>
    <style:style style:name="P2" style:family="paragraph" style:parent-style-name="Normal" style:master-page-name="MP0">
      <style:paragraph-properties style:page-number="auto" fo:break-before="page"/>
      <style:text-properties style:font-name="Roboto" fo:font-size="11pt" style:font-name-asian="Roboto" style:font-size-asian="11pt" style:font-name-complex="Roboto" style:font-size-complex="11pt"/>
    </style:style>
    <style:style style:name="P3" style:family="paragraph" style:parent-style-name="Normal">
      <style:text-properties officeooo:paragraph-rsid="001ec924"/>
    </style:style>
    <style:style style:name="P4" style:family="paragraph" style:parent-style-name="Normal">
      <style:text-properties officeooo:paragraph-rsid="001fb298"/>
    </style:style>
    <style:style style:name="P5" style:family="paragraph" style:parent-style-name="Normal">
      <style:text-properties officeooo:paragraph-rsid="0020350d"/>
    </style:style>
    <style:style style:name="T1" style:family="text">
      <style:text-properties style:font-name="Roboto" fo:font-size="11pt" style:font-name-asian="Roboto" style:font-size-asian="11pt" style:font-name-complex="Roboto" style:font-size-complex="11pt"/>
    </style:style>
    <style:style style:name="T2" style:family="text">
      <style:text-properties style:font-name="Roboto" fo:font-size="11pt" officeooo:rsid="001def44" style:font-name-asian="Roboto" style:font-size-asian="11pt" style:font-name-complex="Roboto" style:font-size-complex="11pt"/>
    </style:style>
    <style:style style:name="T3" style:family="text">
      <style:text-properties style:font-name="Roboto" fo:font-size="11pt" officeooo:rsid="001fb298" style:font-name-asian="Roboto" style:font-size-asian="11pt" style:font-name-complex="Roboto" style:font-size-complex="11pt"/>
    </style:style>
    <style:style style:name="T4" style:family="text">
      <style:text-properties style:font-name="Roboto" fo:font-size="11pt" officeooo:rsid="0020350d" style:font-name-asian="Roboto" style:font-size-asian="11pt" style:font-name-complex="Roboto" style:font-size-complex="11pt"/>
    </style:style>
    <style:style style:name="T5" style:family="text">
      <style:text-properties style:font-name="Roboto" fo:font-size="11pt" fo:language="de" fo:country="DE" style:font-name-asian="Roboto" style:font-size-asian="11pt" style:font-name-complex="Roboto" style:font-size-complex="11pt"/>
    </style:style>
    <style:style style:name="T6" style:family="text">
      <style:text-properties style:use-window-font-color="true" loext:opacity="0%" style:font-name="Roboto" fo:font-size="11pt" style:font-name-asian="Roboto" style:font-size-asian="11pt" style:font-name-complex="Roboto" style:font-size-complex="11pt"/>
    </style:style>
    <style:style style:name="T7" style:family="text">
      <style:text-properties officeooo:rsid="001d2f9a"/>
    </style:style>
    <style:style style:name="T8" style:family="text">
      <style:text-properties officeooo:rsid="001def44"/>
    </style:style>
    <style:style style:name="T9" style:family="text">
      <style:text-properties officeooo:rsid="001fb298"/>
    </style:style>
    <style:style style:name="T10" style:family="text">
      <style:text-properties fo:font-size="11pt" officeooo:rsid="0020350d" style:font-name-asian="Roboto" style:font-size-asian="11pt" style:font-name-complex="Roboto" style:font-size-complex="11pt"/>
    </style:style>
    <style:style style:name="T11" style:family="text">
      <style:text-properties style:font-name="Courier New" fo:font-size="11pt" officeooo:rsid="0020350d" style:font-name-asian="Roboto" style:font-size-asian="11pt" style:font-name-complex="Roboto" style:font-size-complex="11pt"/>
    </style:style>
    <style:style style:name="T12" style:family="text">
      <style:text-properties style:font-name="Courier New" fo:font-size="11pt" style:text-underline-style="none" officeooo:rsid="0020350d" style:font-name-asian="Roboto" style:font-size-asian="11pt" style:font-name-complex="Roboto" style:font-size-complex="11pt"/>
    </style:style>
    <style:style style:name="T13" style:family="text">
      <style:text-properties fo:color="#000000" loext:opacity="100%" style:font-name="Courier New" fo:font-size="11pt" style:text-underline-style="none" officeooo:rsid="0020350d" style:font-name-asian="Roboto" style:font-size-asian="11pt" style:font-name-complex="Roboto" style:font-size-complex="11pt"/>
    </style:style>
    <style:style style:name="T14" style:family="text">
      <style:text-properties fo:color="#000000" loext:opacity="100%" fo:font-size="11pt" style:text-underline-style="none" officeooo:rsid="0020350d" style:font-name-asian="Roboto" style:font-size-asian="11pt" style:font-name-complex="Roboto" style:font-size-complex="11pt"/>
    </style:style>
    <style:style style:name="T15" style:family="text">
      <style:text-properties fo:color="#000000" loext:opacity="100%" style:font-name="Roboto Slab" fo:font-size="11pt" style:text-underline-style="none" officeooo:rsid="0020350d" style:font-name-asian="Roboto" style:font-size-asian="11pt" style:font-name-complex="Roboto"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ol a <text:span text:style-name="T8">Robotic arm</text:span> through a Raspberry Pi!</text:p>
      <text:p text:style-name="P1"/>
      <text:p text:style-name="P1">🤖 Mastering Control <text:span text:style-name="T8">of a Robotic arm</text:span> through a Raspberry Pi! A Step-by-Step Guide!</text:p>
      <text:p text:style-name="P1"><text:s/></text:p>
      <text:p text:style-name="Normal"><text:span text:style-name="Default_20_Paragraph_20_Font"><text:span text:style-name="T1">🔗 GitHub Repository: </text:span></text:span></text:p>
      <text:p text:style-name="Normal"><text:a xlink:type="simple" xlink:href="https://github.com/Berardinux/XboxController_DC_Motor" office:target-frame-name="_top" xlink:show="replace" text:style-name="Internet_20_link" text:visited-style-name="Visited_20_Internet_20_Link"><text:span text:style-name="Hyperlink"><text:span text:style-name="T6">https:// </text:span></text:span></text:a><text:a xlink:type="simple" xlink:href="https://github.com/Berardinux/Blackbriar" office:target-frame-name="_top" xlink:show="replace" text:style-name="Internet_20_link" text:visited-style-name="Visited_20_Internet_20_Link"><text:span text:style-name="Hyperlink"><text:span text:style-name="T1">https://github.com/Berardinux/Blackbriar</text:span></text:span></text:a></text:p>
      <text:p text:style-name="P1"><text:s text:c="2"/></text:p>
      <text:p text:style-name="P4"><text:span text:style-name="T1">👏 Inspiration: Special thanks to the “</text:span><text:span text:style-name="T3">James Bruton</text:span><text:span text:style-name="T1"> YouTube channel for providing inspiration and valuable insights. Check out their video for additional tips and tricks!</text:span></text:p>
      <text:p text:style-name="P3"><text:span text:style-name="Hyperlink"><text:span text:style-name="T1">https://youtu.be/IN8tjTk8ExI?si=tj-PBCf916iicRsD</text:span></text:span></text:p>
      <text:p text:style-name="P1"><text:s text:c="2"/></text:p>
      <text:p text:style-name="P1">• Raspberry Pi <text:span text:style-name="T8">Robotic arm</text:span> Control</text:p>
      <text:p text:style-name="P1"><text:s/></text:p>
      <text:p text:style-name="Normal"><text:span text:style-name="Default_20_Paragraph_20_Font"><text:span text:style-name="T1">📝 Description: In this tutorial, we'll be controlling an RC Car with an Xbox controller through a Raspberry Pi! 🚀 We will be going over how to create a udev rule to start a systemd job when the Xbox controller connects to Raspberry Pi. We are doing this so that we will not have to log SSH into the Raspberry Pi every time you want to use the RC Car. After we set this up, you can connect the Xbox controller to the Pi and control the RC Car automatically. This video will not discuss how to control a DC Motor or Servo with an Xbox controller. I have dedicated videos on how to accomplish that, which are here. 🤖💡</text:span></text:span></text:p>
      <text:p text:style-name="P1">How to control a servo with a Raspberry Pi: </text:p>
      <text:p text:style-name="Normal"><text:a xlink:type="simple" xlink:href="https://www.youtube.com/watch?v=SjIO-2bZ8xc&amp;t=60s" office:target-frame-name="_top" xlink:show="replace" text:style-name="Internet_20_link" text:visited-style-name="Visited_20_Internet_20_Link"><text:span text:style-name="Hyperlink"><text:span text:style-name="T1">https://www.youtube.com/watch?v=SjIO-2bZ8xc&amp;t=60s</text:span></text:span></text:a></text:p>
      <text:p text:style-name="P1">Control a Servo through a Raspberry Pi with a Bluetooth Xbox controller:</text:p>
      <text:p text:style-name="Normal"><text:span text:style-name="Default_20_Paragraph_20_Font"><text:span text:style-name="T1"><text:s/></text:span></text:span><text:a xlink:type="simple" xlink:href="https://www.youtube.com/watch?v=3Z6Bf0uV7tc" office:target-frame-name="_top" xlink:show="replace" text:style-name="Internet_20_link" text:visited-style-name="Visited_20_Internet_20_Link"><text:span text:style-name="Hyperlink"><text:span text:style-name="T1">https://www.youtube.com/watch?v=3Z6Bf0uV7tc</text:span></text:span></text:a></text:p>
      <text:p text:style-name="P1">How to control a DC Motor with a Raspberry Pi: </text:p>
      <text:p text:style-name="Normal"><text:a xlink:type="simple" xlink:href="https://www.youtube.com/watch?v=a99SiwFRcUI&amp;t=78s" office:target-frame-name="_top" xlink:show="replace" text:style-name="Internet_20_link" text:visited-style-name="Visited_20_Internet_20_Link"><text:span text:style-name="Hyperlink"><text:span text:style-name="T1">https://www.youtube.com/watch?v=a99SiwFRcUI&amp;t=78s</text:span></text:span></text:a></text:p>
      <text:p text:style-name="P1">Control a DC Motor through a Raspberry Pi with a Bluetooth Xbox Controller:</text:p>
      <text:p text:style-name="Normal"><text:span text:style-name="Default_20_Paragraph_20_Font"><text:span text:style-name="T1"><text:s/></text:span></text:span><text:a xlink:type="simple" xlink:href="https://www.youtube.com/watch?v=2F4M-7IGlrc" office:target-frame-name="_top" xlink:show="replace" text:style-name="Internet_20_link" text:visited-style-name="Visited_20_Internet_20_Link"><text:span text:style-name="Hyperlink"><text:span text:style-name="T1">https://www.youtube.com/watch?v=2F4M-7IGlrc</text:span></text:span></text:a></text:p>
      <text:p text:style-name="P1"/>
      <text:p text:style-name="P1">🛠️ Project Overview:</text:p>
      <text:p text:style-name="P1"><text:soft-page-break/>We are setting up a udev rule to check if the Xbox controller is connected automatically. When our udev rule sees that the Xbox controller is connected, it will start the systemd job that we created called “Blackbriar.service.” We will also need to set up the “Blackbriar.service” so that when it starts, it will run our Python program, allowing us to control the servo and the DC motor with the Xbox controller. Then, voila, we have an RC Car that an Xbox controller controls.</text:p>
      <text:p text:style-name="P1"/>
      <text:p text:style-name="P1">🔧 Project Files:</text:p>
      <text:p text:style-name="P1">Access the complete project code and resources on my GitHub repository:</text:p>
      <text:p text:style-name="P1">https://github.com/Berardinux/Blackbriar</text:p>
      <text:p text:style-name="P1"><text:s/></text:p>
      <text:p text:style-name="P1">Parts Used:</text:p>
      <text:p text:style-name="Normal"><text:span text:style-name="Default_20_Paragraph_20_Font"><text:span text:style-name="T1">Raspberry Pi 4 Model B: </text:span></text:span><text:a xlink:type="simple" xlink:href="https://www.amazon.com/dp/B07TC2BK1X?ref_=cm_sw_r_apan_dp_38PKH26FG2GMZ8R5EFZD&amp;starsLeft=1&amp;skipTwisterOG=1&amp;th=1" office:target-frame-name="_top" xlink:show="replace" text:style-name="Internet_20_link" text:visited-style-name="Visited_20_Internet_20_Link"><text:span text:style-name="Hyperlink"><text:span text:style-name="T1">https://www.amazon.com/dp/B07TC2BK1X?ref_=cm_sw_r_apan_dp_38PKH26FG2GMZ8R5EFZD&amp;starsLeft=1&amp;skipTwisterOG=1&amp;th=1</text:span></text:span></text:a></text:p>
      <text:p text:style-name="Normal"><text:span text:style-name="Default_20_Paragraph_20_Font"><text:span text:style-name="T1">Xbox Core Wireless Gaming Controller: </text:span></text:span><text:a xlink:type="simple" xlink:href="https://www.amazon.com/dp/B08DF248LD?ref_=cm_sw_r_apan_dp_YXKFPKKEYWGQCF0VC93X&amp;starsLeft=1&amp;skipTwisterOG=1" office:target-frame-name="_top" xlink:show="replace" text:style-name="Internet_20_link" text:visited-style-name="Visited_20_Internet_20_Link"><text:span text:style-name="Hyperlink"><text:span text:style-name="T1">https://www.amazon.com/dp/B08DF248LD?ref_=cm_sw_r_apan_dp_YXKFPKKEYWGQCF0VC93X&amp;starsLeft=1&amp;skipTwisterOG=1</text:span></text:span></text:a></text:p>
      <text:p text:style-name="Normal"><text:span text:style-name="Default_20_Paragraph_20_Font"><text:span text:style-name="T2">3D Printer Stepper Motor Cable: </text:span></text:span><text:a xlink:type="simple" xlink:href="https://www.amazon.com/dp/B0CMQN8L5R?psc=1&amp;ref=ppx_yo2ov_dt_b_product_details" text:style-name="Internet_20_link" text:visited-style-name="Visited_20_Internet_20_Link"><text:span text:style-name="Default_20_Paragraph_20_Font"><text:span text:style-name="T2">https://www.amazon.com/dp/B0CMQN8L5R?psc=1&amp;ref=ppx_yo2ov_dt_b_product_details</text:span></text:span></text:a></text:p>
      <text:p text:style-name="Normal"><text:span text:style-name="Default_20_Paragraph_20_Font"><text:span text:style-name="T2">Open Belt T5 Timing Belt</text:span></text:span><text:span text:style-name="Default_20_Paragraph_20_Font"><text:span text:style-name="T1">: </text:span></text:span><text:a xlink:type="simple" xlink:href="https://www.amazon.com/dp/B07VMW16BW?psc=1&amp;ref=ppx_yo2ov_dt_b_product_details" text:style-name="Internet_20_link" text:visited-style-name="Visited_20_Internet_20_Link"><text:span text:style-name="Default_20_Paragraph_20_Font"><text:span text:style-name="T1">https://www.amazon.com/dp/B07VMW16BW?psc=1&amp;ref=ppx_yo2ov_dt_b_product_details</text:span></text:span></text:a></text:p>
      <text:p text:style-name="Normal"><text:span text:style-name="Default_20_Paragraph_20_Font"><text:span text:style-name="T2">20KG RC Servo High Torque Servo Motors</text:span></text:span><text:span text:style-name="Default_20_Paragraph_20_Font"><text:span text:style-name="T1">: </text:span></text:span><text:a xlink:type="simple" xlink:href="https://www.amazon.com/dp/B07CMBMWZW?ref=ppx_yo2ov_dt_b_product_details&amp;th=1" text:style-name="Internet_20_link" text:visited-style-name="Visited_20_Internet_20_Link"><text:span text:style-name="Default_20_Paragraph_20_Font"><text:span text:style-name="T1">https://www.amazon.com/dp/B07CMBMWZW?ref=ppx_yo2ov_dt_b_product_details&amp;th=1</text:span></text:span></text:a></text:p>
      <text:p text:style-name="Normal"><text:span text:style-name="Default_20_Paragraph_20_Font"><text:span text:style-name="T5">Lipo Batterys: </text:span></text:span><text:a xlink:type="simple" xlink:href="https://www.amazon.com/gp/product/B09J4YRJ8Y/ref=ppx_yo_dt_b_search_asin_title?ie=UTF8&amp;th=1" office:target-frame-name="_top" xlink:show="replace" text:style-name="Internet_20_link" text:visited-style-name="Visited_20_Internet_20_Link"><text:span text:style-name="Hyperlink"><text:span text:style-name="T5">https://www.amazon.com/gp/product/B09J4YRJ8Y/ref=ppx_yo_dt_b_search_asin_title?ie=UTF8&amp;th=1</text:span></text:span></text:a></text:p>
      <text:p text:style-name="Normal"><text:span text:style-name="Default_20_Paragraph_20_Font"><text:span text:style-name="T1">Lipo Battery Charger: </text:span></text:span><text:a xlink:type="simple" xlink:href="https://www.amazon.com/gp/product/B0B1DLJ7ZP/ref=ppx_yo_dt_b_search_asin_title?ie=UTF8&amp;psc=1" office:target-frame-name="_top" xlink:show="replace" text:style-name="Internet_20_link" text:visited-style-name="Visited_20_Internet_20_Link"><text:span text:style-name="Hyperlink"><text:span text:style-name="T1">https://www.amazon.com/gp/product/B0B1DLJ7ZP/ref=ppx_yo_dt_b_search_asin_title?ie=UTF8&amp;psc=1</text:span></text:span></text:a></text:p>
      <text:p text:style-name="Normal"><text:span text:style-name="Default_20_Paragraph_20_Font"><text:span text:style-name="T1">T-Plug Connectors: </text:span></text:span><text:a xlink:type="simple" xlink:href="https://www.amazon.com/gp/product/B01C8NWJ78/ref=ppx_yo_dt_b_search_asin_title?ie=UTF8&amp;psc=1" office:target-frame-name="_top" xlink:show="replace" text:style-name="Internet_20_link" text:visited-style-name="Visited_20_Internet_20_Link"><text:span text:style-name="Hyperlink"><text:span text:style-name="T1">https://www.amazon.com/gp/product/B01C8NWJ78/ref=ppx_yo_dt_b_search_asin_title?ie=UTF8&amp;psc=1</text:span></text:span></text:a></text:p>
      <text:p text:style-name="Normal"><text:soft-page-break/><text:span text:style-name="Default_20_Paragraph_20_Font"><text:span text:style-name="T1">Ribbon Cables: </text:span></text:span><text:a xlink:type="simple" xlink:href="https://www.amazon.com/gp/product/B089FZ79CS/ref=ppx_yo_dt_b_search_asin_title?ie=UTF8&amp;psc=1" office:target-frame-name="_top" xlink:show="replace" text:style-name="Internet_20_link" text:visited-style-name="Visited_20_Internet_20_Link"><text:span text:style-name="Hyperlink"><text:span text:style-name="T1">https://www.amazon.com/gp/product/B089FZ79CS/ref=ppx_yo_dt_b_search_asin_title?ie=UTF8&amp;psc=1</text:span></text:span></text:a></text:p>
      <text:p text:style-name="Normal"><text:span text:style-name="Default_20_Paragraph_20_Font"><text:span text:style-name="T1">Solderable Breadboard: </text:span></text:span><text:a xlink:type="simple" xlink:href="https://www.amazon.com/gp/product/B07ZYNWJ1S/ref=ppx_yo_dt_b_search_asin_title?ie=UTF8&amp;th=1" text:style-name="Internet_20_link" text:visited-style-name="Visited_20_Internet_20_Link"><text:span text:style-name="Hyperlink"><text:span text:style-name="T1">https://www.amazon.com/gp/product/B07ZYNWJ1S/ref=ppx_yo_dt_b_search_asin_title?ie=UTF8&amp;th=1</text:span></text:span></text:a></text:p>
      <text:p text:style-name="P5"><text:span text:style-name="Hyperlink"><text:span text:style-name="T15">T Slot Extrusion: </text:span></text:span><text:a xlink:type="simple" xlink:href="https://www.amazon.com/dp/B09KZR37KG?psc=1&amp;ref=ppx_yo2ov_dt_b_product_details" text:style-name="Internet_20_link" text:visited-style-name="Visited_20_Internet_20_Link"><text:span text:style-name="Hyperlink">https://www.amazon.com/dp/B09KZR37KG?psc=1&amp;ref=ppx_yo2ov_dt_b_product_details</text:span></text:a></text:p>
      <text:p text:style-name="P5"><text:span text:style-name="Hyperlink"><text:span text:style-name="T15">Creality Stepper Motor: </text:span></text:span><text:a xlink:type="simple" xlink:href="https://www.amazon.com/dp/B09L5M63B1?ref=ppx_yo2ov_dt_b_product_details&amp;th=1" text:style-name="Internet_20_link" text:visited-style-name="Visited_20_Internet_20_Link"><text:span text:style-name="Hyperlink">https://www.amazon.com/dp/B09L5M63B1?ref=ppx_yo2ov_dt_b_product_details&amp;th=1</text:span></text:a></text:p>
      <text:p text:style-name="P5"><text:span text:style-name="Hyperlink"><text:span text:style-name="T15"/></text:span></text:p>
      <text:p text:style-name="P1"/>
      <text:p text:style-name="P1">📚 Resources:</text:p>
      <text:p text:style-name="P1"><text:span text:style-name="T9">James Bruton</text:span> – This creat<text:span text:style-name="T7">o</text:span>r was the main reason why I went with the Tamiya Chassis for the frame of my project.</text:p>
      <text:p text:style-name="P1"/>
      <text:p text:style-name="Normal"><text:span text:style-name="Default_20_Paragraph_20_Font"><text:span text:style-name="T1">👍 If you find this tutorial helpful, don't forget to like, share, and subscribe for more exciting Raspberry Pi project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Arial, sans-serif"/>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UI" svg:font-family="'Noto Sans Arabic UI'" style:font-family-generic="system" style:font-pitch="variable"/>
    <style:font-face style:name="Noto Sans CJK JP" svg:font-family="'Noto Sans CJK JP'" style:font-family-generic="system" style:font-pitch="variable"/>
    <style:font-face style:name="Roboto" svg:font-family="Roboto" style:font-family-generic="system" style:font-pitch="variable"/>
    <style:font-face style:name="Roboto Slab" svg:font-family="'Roboto Slab'"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16%"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keep-with-next="always"/>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keep-with-next="always"/>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keep-with-next="always"/>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0555in" style:contextual-spacing="true" fo:line-height="100%" fo:hyphenation-ladder-count="no-limit"/>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102in"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Joseph B. Manetta</meta:initial-creator>
    <meta:creation-date>2024-05-18T16:46:00Z</meta:creation-date>
    <dc:date>2024-05-28T18:06:38.389695087</dc:date>
    <meta:editing-cycles>6</meta:editing-cycles>
    <meta:editing-duration>PT6M12S</meta:editing-duration>
    <meta:document-statistic meta:table-count="0" meta:image-count="0" meta:object-count="0" meta:page-count="3" meta:paragraph-count="42" meta:word-count="431" meta:character-count="3727" meta:non-whitespace-character-count="3320"/>
    <meta:template xlink:type="simple" xlink:actuate="onRequest" xlink:title="" xlink:href="Normal.dotm"/>
  </office:meta>
</office:document-meta>
</file>